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8fb" officeooo:paragraph-rsid="001828fb"/>
    </style:style>
    <style:style style:name="P2" style:family="paragraph" style:parent-style-name="Standard">
      <style:text-properties style:text-position="0% 100%" fo:font-weight="bold" officeooo:rsid="001828fb" officeooo:paragraph-rsid="001828fb" style:font-weight-asian="bold" style:font-weight-complex="bold"/>
    </style:style>
    <style:style style:name="P3" style:family="paragraph" style:parent-style-name="Standard">
      <style:text-properties style:text-position="0% 100%" fo:font-weight="normal" officeooo:rsid="001828fb" officeooo:paragraph-rsid="001828f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828fb" officeooo:paragraph-rsid="001828f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9e0e9" officeooo:paragraph-rsid="0019e0e9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9e803" officeooo:paragraph-rsid="0019e803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9fdf9" officeooo:paragraph-rsid="0019fdf9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1b8cd6" officeooo:paragraph-rsid="001b8cd6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9e0e9" officeooo:paragraph-rsid="0019e0e9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9e803" officeooo:paragraph-rsid="0019e803" style:font-weight-asian="bold" style:font-weight-complex="bold"/>
    </style:style>
    <style:style style:name="T1" style:family="text">
      <style:text-properties officeooo:rsid="0019399a"/>
    </style:style>
    <style:style style:name="T2" style:family="text">
      <style:text-properties officeooo:rsid="001b8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36 : Electronic Devices Lab</text:p>
      <text:p text:style-name="P1">Lab 2 : in-Lab Calculations</text:p>
      <text:p text:style-name="P1">Mayur Ware, 19D070070</text:p>
      <text:p text:style-name="P1"/>
      <text:p text:style-name="P2">Cut-in Voltages :</text:p>
      <text:p text:style-name="P3">BAT85 : <text:span text:style-name="T1">240</text:span>mV</text:p>
      <text:p text:style-name="P3">BAT960 : 1<text:span text:style-name="T1">80</text:span>mV</text:p>
      <text:p text:style-name="P3"/>
      <text:p text:style-name="P9">Reverse Recovery Time :</text:p>
      <text:p text:style-name="P5">BAT85 : 1.807e-7 sec</text:p>
      <text:p text:style-name="P5">BAT960 : 2.831e-7 sec</text:p>
      <text:p text:style-name="P5">1N914 : 1.084ee-7 sec</text:p>
      <text:p text:style-name="P5"/>
      <text:p text:style-name="P10">Voltage Regulator :</text:p>
      <text:p text:style-name="P6">Rs = 52.64 ohm</text:p>
      <text:p text:style-name="P7">Now, Vout = 9, Voltage at divider <text:span text:style-name="T2">will be 5.6V due to Opamp virtual short.</text:span></text:p>
      <text:p text:style-name="P8">Let’s assume R1 = 1000 ohm. So, R2 will be 1647 oh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1:47:33.159168409</meta:creation-date>
    <dc:date>2022-01-19T16:51:24.518266292</dc:date>
    <meta:editing-duration>PT1H4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2" meta:character-count="365" meta:non-whitespace-character-count="307"/>
  </office:meta>
</office:document-meta>
</file>